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15%" fo:break-before="auto" fo:break-after="auto" style:writing-mode="lr-tb"/>
    </style:style>
    <style:style style:name="P2" style:family="paragraph" style:parent-style-name="Standard">
      <style:paragraph-properties fo:margin-top="0cm" fo:margin-bottom="0cm" loext:contextual-spacing="false" fo:line-height="115%" fo:text-align="center" style:justify-single-word="false" fo:break-before="auto" fo:break-after="auto" style:writing-mode="lr-tb"/>
    </style:style>
    <style:style style:name="P3"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4" style:family="paragraph" style:parent-style-name="Standard">
      <style:paragraph-properties fo:margin-top="0cm" fo:margin-bottom="0cm" loext:contextual-spacing="false" fo:line-height="115%" fo:text-align="center" style:justify-single-word="false" fo:break-before="auto" fo:break-after="auto" style:writing-mode="lr-tb"/>
      <style:text-properties style:font-name="Times New Roman" fo:font-size="14pt" style:font-name-asian="Times New Roman" style:font-size-asian="14pt" style:font-name-complex="Times New Roman" style:font-size-complex="14pt"/>
    </style:style>
    <style:style style:name="P5" style:family="paragraph" style:parent-style-name="Standard">
      <style:paragraph-properties fo:margin-top="0cm" fo:margin-bottom="0cm"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top="0cm" fo:margin-bottom="0cm" loext:contextual-spacing="false"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7" style:family="paragraph" style:parent-style-name="Standard">
      <style:paragraph-properties fo:margin-top="0cm" fo:margin-bottom="0cm" loext:contextual-spacing="false" fo:line-height="115%"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8" style:family="paragraph" style:parent-style-name="Standard" style:master-page-name="Standard">
      <style:paragraph-properties fo:margin-top="0cm" fo:margin-bottom="0cm" loext:contextual-spacing="false" fo:line-height="115%" fo:text-align="center" style:justify-single-word="false" style:page-number="auto" fo:break-before="auto" fo:break-after="auto" style:writing-mode="lr-tb"/>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T1"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2"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fo:color="#0000ff" style:font-name="Times New Roman" fo:font-size="12pt" style:text-underline-style="solid" style:text-underline-width="auto" style:text-underline-color="font-color" style:font-name-asian="Times New Roman"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azga</text:p>
      <text:p text:style-name="P2"><text:span text:style-name="T1">Autor: Dalegor</text:span></text:p>
      <text:p text:style-name="P2"><text:span text:style-name="T1">[Mature], [Normal]</text:span></text:p>
      <text:p text:style-name="P4"/>
      <text:p text:style-name="P1"><text:span text:style-name="T2">Fajki-chlanie-jodłowanie. W pewnych kręgach wyznaczniki dobrej imprezy, które nie bardzo kojarzą się z MLP. Ale czy na pewno?</text:span></text:p>
      <text:p text:style-name="P5"/>
      <text:p text:style-name="P3"><text:span text:style-name="T3">Twierdzenie, że tego typu rzeczy nie występują w szerokim świecie fanfikcji, nie byłoby prawdziwe. Rzadko można jednak spotkać opowiadania, którego celem i sensem byłaby wypełniona procentami i innymi używkami impreza. A takim właśnie tekstem jest recenzowana tutaj „Miazga”.</text:span></text:p>
      <text:p text:style-name="P7"/>
      <text:p text:style-name="P3"><text:span text:style-name="T3">Cała akcja zaczyna się na kolejnej domówce organizowanej przez Pinkie Pie. Jednak zamiast grzecznej zabawy, tony ciast i nieszkodliwych napojów, otrzymujemy, ujmując rzecz brutalnie, tak zwany melanż. Grzmi muzyka, na parkiecie trwają wygibasy, a poza nim otwierają się kolejne puszki piwa, wkrótce zastąpione trunkami nieco cięższego kalibru. Bohaterki toczą niezobowiązujące rozmowy o wszystkim i niczym, od czasu do czasu wyskakując na szybkiego dymka. A to jedynie pierwszy rozdział! W kolejnych mamy do czynienia z nieuniknionymi następstwami przedniej zabawy (kac-morderca nie ma serca) czy nawet wyjściem na przysłowiowy „piwak”. Szczegółów nie zdradzę, żeby nie psuć Wam zabawy z poznawania kolejnych przygód wesołej gromadki.</text:span></text:p>
      <text:p text:style-name="P7"/>
      <text:p text:style-name="P3"><text:span text:style-name="T3">Czym jednak byłaby recenzja, gdybym nie wspomniał pobieżnie o występujących w opowiadaniu bohaterach? Naturalnie mamy tu Pinkie – bez niej żadna impreza nie byłaby taka sama. Z Mane 6 pojawia się również Applejack, Twilight Sparkle oraz Fluttershy (w epizodycznej, ale niesamowicie zaskakującej roli). Dostajemy także takie klacze jak Vinyl, Carrot Top, czy mistrzowsko zrobioną Bon Bon. Jednak należy przyznać, iż prawdziwą bohaterką jest śliwkogrzywa kobyła, znana pod wdzięcznym imieniem Berry Punch. Jej alko-przygody połączone z mamrotaniem o pewnej Księżniczce naprawdę potrafią rozbawić do łez.</text:span></text:p>
      <text:p text:style-name="P7"/>
      <text:p text:style-name="P3"><text:span text:style-name="T3">Strona techniczna opowiadania prezentuje się dobrze – podczas lektury nie widać poważniejszych uchybień. Co zaś do samej treści… cóż, skłamałbym, twierdząc, iż jest to opowiadanie, które nadaje się dla każdego. Skoncentrowana dawka ciężkiego imprezowania sprawia, iż młodsi czytelnicy raczej nie powinni po nie sięgać – jeszcze za szybko nauczą się rzeczy, o których nie powinni wiedzieć.</text:span></text:p>
      <text:p text:style-name="P7"/>
      <text:p text:style-name="P3"><text:span text:style-name="T3">Cóż mogę dodać na koniec? Opowiadanie jest po prostu dobre. Można się pośmiać, docenić fakt, iż autor przedstawił klimat Equestrii zupełnie na opak, okrasił to świetnymi przeróbkami piosenek i połączył w jedną, cieszącą oko całość. Warto po nie sięgnąć, jeżeli szukacie lekkiej, niezbyt długiej lektury. Niech prowadzi Was moc śliwkogrzywej kobyły!</text:span></text:p>
      <text:p text:style-name="P7"/>
      <text:p text:style-name="P1"><text:soft-page-break/><text:span text:style-name="T3">Link do obrazka: </text:span><text:a xlink:type="simple" xlink:href="http://th04.deviantart.net/fs70/PRE/f/2013/256/f/5/miazga__rozdzial_i___konska_dawka_by_dalegorium-d5871fq.jpg" text:style-name="Internet_20_link" text:visited-style-name="Visited_20_Internet_20_Link">http</text:a><text:a xlink:type="simple" xlink:href="http://th04.deviantart.net/fs70/PRE/f/2013/256/f/5/miazga__rozdzial_i___konska_dawka_by_dalegorium-d5871fq.jpg" text:style-name="Internet_20_link" text:visited-style-name="Visited_20_Internet_20_Link">://</text:a><text:a xlink:type="simple" xlink:href="http://th04.deviantart.net/fs70/PRE/f/2013/256/f/5/miazga__rozdzial_i___konska_dawka_by_dalegorium-d5871fq.jpg" text:style-name="Internet_20_link" text:visited-style-name="Visited_20_Internet_20_Link">th</text:a><text:a xlink:type="simple" xlink:href="http://th04.deviantart.net/fs70/PRE/f/2013/256/f/5/miazga__rozdzial_i___konska_dawka_by_dalegorium-d5871fq.jpg" text:style-name="Internet_20_link" text:visited-style-name="Visited_20_Internet_20_Link">04.</text:a><text:a xlink:type="simple" xlink:href="http://th04.deviantart.net/fs70/PRE/f/2013/256/f/5/miazga__rozdzial_i___konska_dawka_by_dalegorium-d5871fq.jpg" text:style-name="Internet_20_link" text:visited-style-name="Visited_20_Internet_20_Link">deviantart</text:a><text:a xlink:type="simple" xlink:href="http://th04.deviantart.net/fs70/PRE/f/2013/256/f/5/miazga__rozdzial_i___konska_dawka_by_dalegorium-d5871fq.jpg" text:style-name="Internet_20_link" text:visited-style-name="Visited_20_Internet_20_Link">.</text:a><text:a xlink:type="simple" xlink:href="http://th04.deviantart.net/fs70/PRE/f/2013/256/f/5/miazga__rozdzial_i___konska_dawka_by_dalegorium-d5871fq.jpg" text:style-name="Internet_20_link" text:visited-style-name="Visited_20_Internet_20_Link">net</text:a><text:a xlink:type="simple" xlink:href="http://th04.deviantart.net/fs70/PRE/f/2013/256/f/5/miazga__rozdzial_i___konska_dawka_by_dalegorium-d5871fq.jpg" text:style-name="Internet_20_link" text:visited-style-name="Visited_20_Internet_20_Link">/</text:a><text:a xlink:type="simple" xlink:href="http://th04.deviantart.net/fs70/PRE/f/2013/256/f/5/miazga__rozdzial_i___konska_dawka_by_dalegorium-d5871fq.jpg" text:style-name="Internet_20_link" text:visited-style-name="Visited_20_Internet_20_Link">fs</text:a><text:a xlink:type="simple" xlink:href="http://th04.deviantart.net/fs70/PRE/f/2013/256/f/5/miazga__rozdzial_i___konska_dawka_by_dalegorium-d5871fq.jpg" text:style-name="Internet_20_link" text:visited-style-name="Visited_20_Internet_20_Link">70/</text:a><text:a xlink:type="simple" xlink:href="http://th04.deviantart.net/fs70/PRE/f/2013/256/f/5/miazga__rozdzial_i___konska_dawka_by_dalegorium-d5871fq.jpg" text:style-name="Internet_20_link" text:visited-style-name="Visited_20_Internet_20_Link">PRE</text:a><text:a xlink:type="simple" xlink:href="http://th04.deviantart.net/fs70/PRE/f/2013/256/f/5/miazga__rozdzial_i___konska_dawka_by_dalegorium-d5871fq.jpg" text:style-name="Internet_20_link" text:visited-style-name="Visited_20_Internet_20_Link">/</text:a><text:a xlink:type="simple" xlink:href="http://th04.deviantart.net/fs70/PRE/f/2013/256/f/5/miazga__rozdzial_i___konska_dawka_by_dalegorium-d5871fq.jpg" text:style-name="Internet_20_link" text:visited-style-name="Visited_20_Internet_20_Link">f</text:a><text:a xlink:type="simple" xlink:href="http://th04.deviantart.net/fs70/PRE/f/2013/256/f/5/miazga__rozdzial_i___konska_dawka_by_dalegorium-d5871fq.jpg" text:style-name="Internet_20_link" text:visited-style-name="Visited_20_Internet_20_Link">/2013/256/</text:a><text:a xlink:type="simple" xlink:href="http://th04.deviantart.net/fs70/PRE/f/2013/256/f/5/miazga__rozdzial_i___konska_dawka_by_dalegorium-d5871fq.jpg" text:style-name="Internet_20_link" text:visited-style-name="Visited_20_Internet_20_Link">f</text:a><text:a xlink:type="simple" xlink:href="http://th04.deviantart.net/fs70/PRE/f/2013/256/f/5/miazga__rozdzial_i___konska_dawka_by_dalegorium-d5871fq.jpg" text:style-name="Internet_20_link" text:visited-style-name="Visited_20_Internet_20_Link">/5/</text:a><text:a xlink:type="simple" xlink:href="http://th04.deviantart.net/fs70/PRE/f/2013/256/f/5/miazga__rozdzial_i___konska_dawka_by_dalegorium-d5871fq.jpg" text:style-name="Internet_20_link" text:visited-style-name="Visited_20_Internet_20_Link">miazga</text:a><text:a xlink:type="simple" xlink:href="http://th04.deviantart.net/fs70/PRE/f/2013/256/f/5/miazga__rozdzial_i___konska_dawka_by_dalegorium-d5871fq.jpg" text:style-name="Internet_20_link" text:visited-style-name="Visited_20_Internet_20_Link">__</text:a><text:a xlink:type="simple" xlink:href="http://th04.deviantart.net/fs70/PRE/f/2013/256/f/5/miazga__rozdzial_i___konska_dawka_by_dalegorium-d5871fq.jpg" text:style-name="Internet_20_link" text:visited-style-name="Visited_20_Internet_20_Link">rozdzial</text:a><text:a xlink:type="simple" xlink:href="http://th04.deviantart.net/fs70/PRE/f/2013/256/f/5/miazga__rozdzial_i___konska_dawka_by_dalegorium-d5871fq.jpg" text:style-name="Internet_20_link" text:visited-style-name="Visited_20_Internet_20_Link">_</text:a><text:a xlink:type="simple" xlink:href="http://th04.deviantart.net/fs70/PRE/f/2013/256/f/5/miazga__rozdzial_i___konska_dawka_by_dalegorium-d5871fq.jpg" text:style-name="Internet_20_link" text:visited-style-name="Visited_20_Internet_20_Link">i</text:a><text:a xlink:type="simple" xlink:href="http://th04.deviantart.net/fs70/PRE/f/2013/256/f/5/miazga__rozdzial_i___konska_dawka_by_dalegorium-d5871fq.jpg" text:style-name="Internet_20_link" text:visited-style-name="Visited_20_Internet_20_Link">___</text:a><text:a xlink:type="simple" xlink:href="http://th04.deviantart.net/fs70/PRE/f/2013/256/f/5/miazga__rozdzial_i___konska_dawka_by_dalegorium-d5871fq.jpg" text:style-name="Internet_20_link" text:visited-style-name="Visited_20_Internet_20_Link">konska</text:a><text:a xlink:type="simple" xlink:href="http://th04.deviantart.net/fs70/PRE/f/2013/256/f/5/miazga__rozdzial_i___konska_dawka_by_dalegorium-d5871fq.jpg" text:style-name="Internet_20_link" text:visited-style-name="Visited_20_Internet_20_Link">_</text:a><text:a xlink:type="simple" xlink:href="http://th04.deviantart.net/fs70/PRE/f/2013/256/f/5/miazga__rozdzial_i___konska_dawka_by_dalegorium-d5871fq.jpg" text:style-name="Internet_20_link" text:visited-style-name="Visited_20_Internet_20_Link">dawka</text:a><text:a xlink:type="simple" xlink:href="http://th04.deviantart.net/fs70/PRE/f/2013/256/f/5/miazga__rozdzial_i___konska_dawka_by_dalegorium-d5871fq.jpg" text:style-name="Internet_20_link" text:visited-style-name="Visited_20_Internet_20_Link">_</text:a><text:a xlink:type="simple" xlink:href="http://th04.deviantart.net/fs70/PRE/f/2013/256/f/5/miazga__rozdzial_i___konska_dawka_by_dalegorium-d5871fq.jpg" text:style-name="Internet_20_link" text:visited-style-name="Visited_20_Internet_20_Link">by</text:a><text:a xlink:type="simple" xlink:href="http://th04.deviantart.net/fs70/PRE/f/2013/256/f/5/miazga__rozdzial_i___konska_dawka_by_dalegorium-d5871fq.jpg" text:style-name="Internet_20_link" text:visited-style-name="Visited_20_Internet_20_Link">_</text:a><text:a xlink:type="simple" xlink:href="http://th04.deviantart.net/fs70/PRE/f/2013/256/f/5/miazga__rozdzial_i___konska_dawka_by_dalegorium-d5871fq.jpg" text:style-name="Internet_20_link" text:visited-style-name="Visited_20_Internet_20_Link">dalegorium</text:a><text:a xlink:type="simple" xlink:href="http://th04.deviantart.net/fs70/PRE/f/2013/256/f/5/miazga__rozdzial_i___konska_dawka_by_dalegorium-d5871fq.jpg" text:style-name="Internet_20_link" text:visited-style-name="Visited_20_Internet_20_Link">-</text:a><text:a xlink:type="simple" xlink:href="http://th04.deviantart.net/fs70/PRE/f/2013/256/f/5/miazga__rozdzial_i___konska_dawka_by_dalegorium-d5871fq.jpg" text:style-name="Internet_20_link" text:visited-style-name="Visited_20_Internet_20_Link">d</text:a><text:a xlink:type="simple" xlink:href="http://th04.deviantart.net/fs70/PRE/f/2013/256/f/5/miazga__rozdzial_i___konska_dawka_by_dalegorium-d5871fq.jpg" text:style-name="Internet_20_link" text:visited-style-name="Visited_20_Internet_20_Link">5871</text:a><text:a xlink:type="simple" xlink:href="http://th04.deviantart.net/fs70/PRE/f/2013/256/f/5/miazga__rozdzial_i___konska_dawka_by_dalegorium-d5871fq.jpg" text:style-name="Internet_20_link" text:visited-style-name="Visited_20_Internet_20_Link">fq</text:a><text:a xlink:type="simple" xlink:href="http://th04.deviantart.net/fs70/PRE/f/2013/256/f/5/miazga__rozdzial_i___konska_dawka_by_dalegorium-d5871fq.jpg" text:style-name="Internet_20_link" text:visited-style-name="Visited_20_Internet_20_Link">.</text:a><text:a xlink:type="simple" xlink:href="http://th04.deviantart.net/fs70/PRE/f/2013/256/f/5/miazga__rozdzial_i___konska_dawka_by_dalegorium-d5871fq.jpg" text:style-name="Internet_20_link" text:visited-style-name="Visited_20_Internet_20_Link">jpg</text:a></text:p>
      <text:p text:style-name="P1"><text:span text:style-name="T3">Link do źródła: </text:span><text:a xlink:type="simple" xlink:href="http://dalegorium.deviantart.com/art/Miazga-Rozdzial-I-Konska-dawka-316096262?q=gallery%3ADalegorium%2F38347542&amp;qo=0" text:style-name="Internet_20_link" text:visited-style-name="Visited_20_Internet_20_Link">http</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dalegorium</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deviantart</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com</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art</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Miazga</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Rozdzial</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I</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Konska</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dawka</text:a><text:a xlink:type="simple" xlink:href="http://dalegorium.deviantart.com/art/Miazga-Rozdzial-I-Konska-dawka-316096262?q=gallery%3ADalegorium%2F38347542&amp;qo=0" text:style-name="Internet_20_link" text:visited-style-name="Visited_20_Internet_20_Link">-316096262?</text:a><text:a xlink:type="simple" xlink:href="http://dalegorium.deviantart.com/art/Miazga-Rozdzial-I-Konska-dawka-316096262?q=gallery%3ADalegorium%2F38347542&amp;qo=0" text:style-name="Internet_20_link" text:visited-style-name="Visited_20_Internet_20_Link">q</text:a><text:a xlink:type="simple" xlink:href="http://dalegorium.deviantart.com/art/Miazga-Rozdzial-I-Konska-dawka-316096262?q=gallery%3ADalegorium%2F38347542&amp;qo=0" text:style-name="Internet_20_link" text:visited-style-name="Visited_20_Internet_20_Link">=</text:a><text:a xlink:type="simple" xlink:href="http://dalegorium.deviantart.com/art/Miazga-Rozdzial-I-Konska-dawka-316096262?q=gallery%3ADalegorium%2F38347542&amp;qo=0" text:style-name="Internet_20_link" text:visited-style-name="Visited_20_Internet_20_Link">gallery</text:a><text:a xlink:type="simple" xlink:href="http://dalegorium.deviantart.com/art/Miazga-Rozdzial-I-Konska-dawka-316096262?q=gallery%3ADalegorium%2F38347542&amp;qo=0" text:style-name="Internet_20_link" text:visited-style-name="Visited_20_Internet_20_Link">%3</text:a><text:a xlink:type="simple" xlink:href="http://dalegorium.deviantart.com/art/Miazga-Rozdzial-I-Konska-dawka-316096262?q=gallery%3ADalegorium%2F38347542&amp;qo=0" text:style-name="Internet_20_link" text:visited-style-name="Visited_20_Internet_20_Link">ADalegorium</text:a><text:a xlink:type="simple" xlink:href="http://dalegorium.deviantart.com/art/Miazga-Rozdzial-I-Konska-dawka-316096262?q=gallery%3ADalegorium%2F38347542&amp;qo=0" text:style-name="Internet_20_link" text:visited-style-name="Visited_20_Internet_20_Link">%2</text:a><text:a xlink:type="simple" xlink:href="http://dalegorium.deviantart.com/art/Miazga-Rozdzial-I-Konska-dawka-316096262?q=gallery%3ADalegorium%2F38347542&amp;qo=0" text:style-name="Internet_20_link" text:visited-style-name="Visited_20_Internet_20_Link">F</text:a><text:a xlink:type="simple" xlink:href="http://dalegorium.deviantart.com/art/Miazga-Rozdzial-I-Konska-dawka-316096262?q=gallery%3ADalegorium%2F38347542&amp;qo=0" text:style-name="Internet_20_link" text:visited-style-name="Visited_20_Internet_20_Link">38347542&amp;</text:a><text:a xlink:type="simple" xlink:href="http://dalegorium.deviantart.com/art/Miazga-Rozdzial-I-Konska-dawka-316096262?q=gallery%3ADalegorium%2F38347542&amp;qo=0" text:style-name="Internet_20_link" text:visited-style-name="Visited_20_Internet_20_Link">qo</text:a><text:a xlink:type="simple" xlink:href="http://dalegorium.deviantart.com/art/Miazga-Rozdzial-I-Konska-dawka-316096262?q=gallery%3ADalegorium%2F38347542&amp;qo=0" text:style-name="Internet_20_link" text:visited-style-name="Visited_20_Internet_20_Link">=0</text:a></text:p>
      <text:p text:style-name="P6"/>
      <text:p text:style-name="P1"><text:span text:style-name="T3">Link do obrazka: </text:span><text:a xlink:type="simple" xlink:href="http://th02.deviantart.net/fs71/PRE/f/2013/259/2/c/miazga__rozdzial_ii___kuce_na_kacu_by_dalegorium-d5d5pvu.jpg" text:style-name="Internet_20_link" text:visited-style-name="Visited_20_Internet_20_Link">http</text:a><text:a xlink:type="simple" xlink:href="http://th02.deviantart.net/fs71/PRE/f/2013/259/2/c/miazga__rozdzial_ii___kuce_na_kacu_by_dalegorium-d5d5pvu.jpg" text:style-name="Internet_20_link" text:visited-style-name="Visited_20_Internet_20_Link">://</text:a><text:a xlink:type="simple" xlink:href="http://th02.deviantart.net/fs71/PRE/f/2013/259/2/c/miazga__rozdzial_ii___kuce_na_kacu_by_dalegorium-d5d5pvu.jpg" text:style-name="Internet_20_link" text:visited-style-name="Visited_20_Internet_20_Link">th</text:a><text:a xlink:type="simple" xlink:href="http://th02.deviantart.net/fs71/PRE/f/2013/259/2/c/miazga__rozdzial_ii___kuce_na_kacu_by_dalegorium-d5d5pvu.jpg" text:style-name="Internet_20_link" text:visited-style-name="Visited_20_Internet_20_Link">02.</text:a><text:a xlink:type="simple" xlink:href="http://th02.deviantart.net/fs71/PRE/f/2013/259/2/c/miazga__rozdzial_ii___kuce_na_kacu_by_dalegorium-d5d5pvu.jpg" text:style-name="Internet_20_link" text:visited-style-name="Visited_20_Internet_20_Link">deviantart</text:a><text:a xlink:type="simple" xlink:href="http://th02.deviantart.net/fs71/PRE/f/2013/259/2/c/miazga__rozdzial_ii___kuce_na_kacu_by_dalegorium-d5d5pvu.jpg" text:style-name="Internet_20_link" text:visited-style-name="Visited_20_Internet_20_Link">.</text:a><text:a xlink:type="simple" xlink:href="http://th02.deviantart.net/fs71/PRE/f/2013/259/2/c/miazga__rozdzial_ii___kuce_na_kacu_by_dalegorium-d5d5pvu.jpg" text:style-name="Internet_20_link" text:visited-style-name="Visited_20_Internet_20_Link">net</text:a><text:a xlink:type="simple" xlink:href="http://th02.deviantart.net/fs71/PRE/f/2013/259/2/c/miazga__rozdzial_ii___kuce_na_kacu_by_dalegorium-d5d5pvu.jpg" text:style-name="Internet_20_link" text:visited-style-name="Visited_20_Internet_20_Link">/</text:a><text:a xlink:type="simple" xlink:href="http://th02.deviantart.net/fs71/PRE/f/2013/259/2/c/miazga__rozdzial_ii___kuce_na_kacu_by_dalegorium-d5d5pvu.jpg" text:style-name="Internet_20_link" text:visited-style-name="Visited_20_Internet_20_Link">fs</text:a><text:a xlink:type="simple" xlink:href="http://th02.deviantart.net/fs71/PRE/f/2013/259/2/c/miazga__rozdzial_ii___kuce_na_kacu_by_dalegorium-d5d5pvu.jpg" text:style-name="Internet_20_link" text:visited-style-name="Visited_20_Internet_20_Link">71/</text:a><text:a xlink:type="simple" xlink:href="http://th02.deviantart.net/fs71/PRE/f/2013/259/2/c/miazga__rozdzial_ii___kuce_na_kacu_by_dalegorium-d5d5pvu.jpg" text:style-name="Internet_20_link" text:visited-style-name="Visited_20_Internet_20_Link">PRE</text:a><text:a xlink:type="simple" xlink:href="http://th02.deviantart.net/fs71/PRE/f/2013/259/2/c/miazga__rozdzial_ii___kuce_na_kacu_by_dalegorium-d5d5pvu.jpg" text:style-name="Internet_20_link" text:visited-style-name="Visited_20_Internet_20_Link">/</text:a><text:a xlink:type="simple" xlink:href="http://th02.deviantart.net/fs71/PRE/f/2013/259/2/c/miazga__rozdzial_ii___kuce_na_kacu_by_dalegorium-d5d5pvu.jpg" text:style-name="Internet_20_link" text:visited-style-name="Visited_20_Internet_20_Link">f</text:a><text:a xlink:type="simple" xlink:href="http://th02.deviantart.net/fs71/PRE/f/2013/259/2/c/miazga__rozdzial_ii___kuce_na_kacu_by_dalegorium-d5d5pvu.jpg" text:style-name="Internet_20_link" text:visited-style-name="Visited_20_Internet_20_Link">/2013/259/2/</text:a><text:a xlink:type="simple" xlink:href="http://th02.deviantart.net/fs71/PRE/f/2013/259/2/c/miazga__rozdzial_ii___kuce_na_kacu_by_dalegorium-d5d5pvu.jpg" text:style-name="Internet_20_link" text:visited-style-name="Visited_20_Internet_20_Link">c</text:a><text:a xlink:type="simple" xlink:href="http://th02.deviantart.net/fs71/PRE/f/2013/259/2/c/miazga__rozdzial_ii___kuce_na_kacu_by_dalegorium-d5d5pvu.jpg" text:style-name="Internet_20_link" text:visited-style-name="Visited_20_Internet_20_Link">/</text:a><text:a xlink:type="simple" xlink:href="http://th02.deviantart.net/fs71/PRE/f/2013/259/2/c/miazga__rozdzial_ii___kuce_na_kacu_by_dalegorium-d5d5pvu.jpg" text:style-name="Internet_20_link" text:visited-style-name="Visited_20_Internet_20_Link">miazga</text:a><text:a xlink:type="simple" xlink:href="http://th02.deviantart.net/fs71/PRE/f/2013/259/2/c/miazga__rozdzial_ii___kuce_na_kacu_by_dalegorium-d5d5pvu.jpg" text:style-name="Internet_20_link" text:visited-style-name="Visited_20_Internet_20_Link">__</text:a><text:a xlink:type="simple" xlink:href="http://th02.deviantart.net/fs71/PRE/f/2013/259/2/c/miazga__rozdzial_ii___kuce_na_kacu_by_dalegorium-d5d5pvu.jpg" text:style-name="Internet_20_link" text:visited-style-name="Visited_20_Internet_20_Link">rozdzial</text:a><text:a xlink:type="simple" xlink:href="http://th02.deviantart.net/fs71/PRE/f/2013/259/2/c/miazga__rozdzial_ii___kuce_na_kacu_by_dalegorium-d5d5pvu.jpg" text:style-name="Internet_20_link" text:visited-style-name="Visited_20_Internet_20_Link">_</text:a><text:a xlink:type="simple" xlink:href="http://th02.deviantart.net/fs71/PRE/f/2013/259/2/c/miazga__rozdzial_ii___kuce_na_kacu_by_dalegorium-d5d5pvu.jpg" text:style-name="Internet_20_link" text:visited-style-name="Visited_20_Internet_20_Link">ii</text:a><text:a xlink:type="simple" xlink:href="http://th02.deviantart.net/fs71/PRE/f/2013/259/2/c/miazga__rozdzial_ii___kuce_na_kacu_by_dalegorium-d5d5pvu.jpg" text:style-name="Internet_20_link" text:visited-style-name="Visited_20_Internet_20_Link">___</text:a><text:a xlink:type="simple" xlink:href="http://th02.deviantart.net/fs71/PRE/f/2013/259/2/c/miazga__rozdzial_ii___kuce_na_kacu_by_dalegorium-d5d5pvu.jpg" text:style-name="Internet_20_link" text:visited-style-name="Visited_20_Internet_20_Link">kuce</text:a><text:a xlink:type="simple" xlink:href="http://th02.deviantart.net/fs71/PRE/f/2013/259/2/c/miazga__rozdzial_ii___kuce_na_kacu_by_dalegorium-d5d5pvu.jpg" text:style-name="Internet_20_link" text:visited-style-name="Visited_20_Internet_20_Link">_</text:a><text:a xlink:type="simple" xlink:href="http://th02.deviantart.net/fs71/PRE/f/2013/259/2/c/miazga__rozdzial_ii___kuce_na_kacu_by_dalegorium-d5d5pvu.jpg" text:style-name="Internet_20_link" text:visited-style-name="Visited_20_Internet_20_Link">na</text:a><text:a xlink:type="simple" xlink:href="http://th02.deviantart.net/fs71/PRE/f/2013/259/2/c/miazga__rozdzial_ii___kuce_na_kacu_by_dalegorium-d5d5pvu.jpg" text:style-name="Internet_20_link" text:visited-style-name="Visited_20_Internet_20_Link">_</text:a><text:a xlink:type="simple" xlink:href="http://th02.deviantart.net/fs71/PRE/f/2013/259/2/c/miazga__rozdzial_ii___kuce_na_kacu_by_dalegorium-d5d5pvu.jpg" text:style-name="Internet_20_link" text:visited-style-name="Visited_20_Internet_20_Link">kacu</text:a><text:a xlink:type="simple" xlink:href="http://th02.deviantart.net/fs71/PRE/f/2013/259/2/c/miazga__rozdzial_ii___kuce_na_kacu_by_dalegorium-d5d5pvu.jpg" text:style-name="Internet_20_link" text:visited-style-name="Visited_20_Internet_20_Link">_</text:a><text:a xlink:type="simple" xlink:href="http://th02.deviantart.net/fs71/PRE/f/2013/259/2/c/miazga__rozdzial_ii___kuce_na_kacu_by_dalegorium-d5d5pvu.jpg" text:style-name="Internet_20_link" text:visited-style-name="Visited_20_Internet_20_Link">by</text:a><text:a xlink:type="simple" xlink:href="http://th02.deviantart.net/fs71/PRE/f/2013/259/2/c/miazga__rozdzial_ii___kuce_na_kacu_by_dalegorium-d5d5pvu.jpg" text:style-name="Internet_20_link" text:visited-style-name="Visited_20_Internet_20_Link">_</text:a><text:a xlink:type="simple" xlink:href="http://th02.deviantart.net/fs71/PRE/f/2013/259/2/c/miazga__rozdzial_ii___kuce_na_kacu_by_dalegorium-d5d5pvu.jpg" text:style-name="Internet_20_link" text:visited-style-name="Visited_20_Internet_20_Link">dalegorium</text:a><text:a xlink:type="simple" xlink:href="http://th02.deviantart.net/fs71/PRE/f/2013/259/2/c/miazga__rozdzial_ii___kuce_na_kacu_by_dalegorium-d5d5pvu.jpg" text:style-name="Internet_20_link" text:visited-style-name="Visited_20_Internet_20_Link">-</text:a><text:a xlink:type="simple" xlink:href="http://th02.deviantart.net/fs71/PRE/f/2013/259/2/c/miazga__rozdzial_ii___kuce_na_kacu_by_dalegorium-d5d5pvu.jpg" text:style-name="Internet_20_link" text:visited-style-name="Visited_20_Internet_20_Link">d</text:a><text:a xlink:type="simple" xlink:href="http://th02.deviantart.net/fs71/PRE/f/2013/259/2/c/miazga__rozdzial_ii___kuce_na_kacu_by_dalegorium-d5d5pvu.jpg" text:style-name="Internet_20_link" text:visited-style-name="Visited_20_Internet_20_Link">5</text:a><text:a xlink:type="simple" xlink:href="http://th02.deviantart.net/fs71/PRE/f/2013/259/2/c/miazga__rozdzial_ii___kuce_na_kacu_by_dalegorium-d5d5pvu.jpg" text:style-name="Internet_20_link" text:visited-style-name="Visited_20_Internet_20_Link">d</text:a><text:a xlink:type="simple" xlink:href="http://th02.deviantart.net/fs71/PRE/f/2013/259/2/c/miazga__rozdzial_ii___kuce_na_kacu_by_dalegorium-d5d5pvu.jpg" text:style-name="Internet_20_link" text:visited-style-name="Visited_20_Internet_20_Link">5</text:a><text:a xlink:type="simple" xlink:href="http://th02.deviantart.net/fs71/PRE/f/2013/259/2/c/miazga__rozdzial_ii___kuce_na_kacu_by_dalegorium-d5d5pvu.jpg" text:style-name="Internet_20_link" text:visited-style-name="Visited_20_Internet_20_Link">pvu</text:a><text:a xlink:type="simple" xlink:href="http://th02.deviantart.net/fs71/PRE/f/2013/259/2/c/miazga__rozdzial_ii___kuce_na_kacu_by_dalegorium-d5d5pvu.jpg" text:style-name="Internet_20_link" text:visited-style-name="Visited_20_Internet_20_Link">.</text:a><text:a xlink:type="simple" xlink:href="http://th02.deviantart.net/fs71/PRE/f/2013/259/2/c/miazga__rozdzial_ii___kuce_na_kacu_by_dalegorium-d5d5pvu.jpg" text:style-name="Internet_20_link" text:visited-style-name="Visited_20_Internet_20_Link">jpg</text:a><text:span text:style-name="T3"> (Ten byłby preferowany do zamieszczenia)</text:span></text:p>
      <text:p text:style-name="P1"><text:span text:style-name="T3">Link do źródła: </text:span><text:a xlink:type="simple" xlink:href="http://dalegorium.deviantart.com/art/Miazga-Rozdzial-II-Kuce-na-kacu-324432714?q=gallery%3ADalegorium%2F38347542&amp;qo=1" text:style-name="Internet_20_link" text:visited-style-name="Visited_20_Internet_20_Link">http</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dalegorium</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deviantart</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com</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art</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Miazga</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Rozdzial</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II</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Kuce</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na</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kacu</text:a><text:a xlink:type="simple" xlink:href="http://dalegorium.deviantart.com/art/Miazga-Rozdzial-II-Kuce-na-kacu-324432714?q=gallery%3ADalegorium%2F38347542&amp;qo=1" text:style-name="Internet_20_link" text:visited-style-name="Visited_20_Internet_20_Link">-324432714?</text:a><text:a xlink:type="simple" xlink:href="http://dalegorium.deviantart.com/art/Miazga-Rozdzial-II-Kuce-na-kacu-324432714?q=gallery%3ADalegorium%2F38347542&amp;qo=1" text:style-name="Internet_20_link" text:visited-style-name="Visited_20_Internet_20_Link">q</text:a><text:a xlink:type="simple" xlink:href="http://dalegorium.deviantart.com/art/Miazga-Rozdzial-II-Kuce-na-kacu-324432714?q=gallery%3ADalegorium%2F38347542&amp;qo=1" text:style-name="Internet_20_link" text:visited-style-name="Visited_20_Internet_20_Link">=</text:a><text:a xlink:type="simple" xlink:href="http://dalegorium.deviantart.com/art/Miazga-Rozdzial-II-Kuce-na-kacu-324432714?q=gallery%3ADalegorium%2F38347542&amp;qo=1" text:style-name="Internet_20_link" text:visited-style-name="Visited_20_Internet_20_Link">gallery</text:a><text:a xlink:type="simple" xlink:href="http://dalegorium.deviantart.com/art/Miazga-Rozdzial-II-Kuce-na-kacu-324432714?q=gallery%3ADalegorium%2F38347542&amp;qo=1" text:style-name="Internet_20_link" text:visited-style-name="Visited_20_Internet_20_Link">%3</text:a><text:a xlink:type="simple" xlink:href="http://dalegorium.deviantart.com/art/Miazga-Rozdzial-II-Kuce-na-kacu-324432714?q=gallery%3ADalegorium%2F38347542&amp;qo=1" text:style-name="Internet_20_link" text:visited-style-name="Visited_20_Internet_20_Link">ADalegorium</text:a><text:a xlink:type="simple" xlink:href="http://dalegorium.deviantart.com/art/Miazga-Rozdzial-II-Kuce-na-kacu-324432714?q=gallery%3ADalegorium%2F38347542&amp;qo=1" text:style-name="Internet_20_link" text:visited-style-name="Visited_20_Internet_20_Link">%2</text:a><text:a xlink:type="simple" xlink:href="http://dalegorium.deviantart.com/art/Miazga-Rozdzial-II-Kuce-na-kacu-324432714?q=gallery%3ADalegorium%2F38347542&amp;qo=1" text:style-name="Internet_20_link" text:visited-style-name="Visited_20_Internet_20_Link">F</text:a><text:a xlink:type="simple" xlink:href="http://dalegorium.deviantart.com/art/Miazga-Rozdzial-II-Kuce-na-kacu-324432714?q=gallery%3ADalegorium%2F38347542&amp;qo=1" text:style-name="Internet_20_link" text:visited-style-name="Visited_20_Internet_20_Link">38347542&amp;</text:a><text:a xlink:type="simple" xlink:href="http://dalegorium.deviantart.com/art/Miazga-Rozdzial-II-Kuce-na-kacu-324432714?q=gallery%3ADalegorium%2F38347542&amp;qo=1" text:style-name="Internet_20_link" text:visited-style-name="Visited_20_Internet_20_Link">qo</text:a><text:a xlink:type="simple" xlink:href="http://dalegorium.deviantart.com/art/Miazga-Rozdzial-II-Kuce-na-kacu-324432714?q=gallery%3ADalegorium%2F38347542&amp;qo=1" text:style-name="Internet_20_link" text:visited-style-name="Visited_20_Internet_20_Link">=1</text:a></text:p>
      <text:p text:style-name="P6"/>
      <text:p text:style-name="P1"><text:span text:style-name="T3">Link do obrazka: </text:span><text:a xlink:type="simple" xlink:href="http://th05.deviantart.net/fs71/PRE/f/2013/259/0/4/miazga__rozdzial_iii___dobry_klimat_by_dalegorium-d5ldf4l.jpg" text:style-name="Internet_20_link" text:visited-style-name="Visited_20_Internet_20_Link">http</text:a><text:a xlink:type="simple" xlink:href="http://th05.deviantart.net/fs71/PRE/f/2013/259/0/4/miazga__rozdzial_iii___dobry_klimat_by_dalegorium-d5ldf4l.jpg" text:style-name="Internet_20_link" text:visited-style-name="Visited_20_Internet_20_Link">://</text:a><text:a xlink:type="simple" xlink:href="http://th05.deviantart.net/fs71/PRE/f/2013/259/0/4/miazga__rozdzial_iii___dobry_klimat_by_dalegorium-d5ldf4l.jpg" text:style-name="Internet_20_link" text:visited-style-name="Visited_20_Internet_20_Link">th</text:a><text:a xlink:type="simple" xlink:href="http://th05.deviantart.net/fs71/PRE/f/2013/259/0/4/miazga__rozdzial_iii___dobry_klimat_by_dalegorium-d5ldf4l.jpg" text:style-name="Internet_20_link" text:visited-style-name="Visited_20_Internet_20_Link">05.</text:a><text:a xlink:type="simple" xlink:href="http://th05.deviantart.net/fs71/PRE/f/2013/259/0/4/miazga__rozdzial_iii___dobry_klimat_by_dalegorium-d5ldf4l.jpg" text:style-name="Internet_20_link" text:visited-style-name="Visited_20_Internet_20_Link">deviantart</text:a><text:a xlink:type="simple" xlink:href="http://th05.deviantart.net/fs71/PRE/f/2013/259/0/4/miazga__rozdzial_iii___dobry_klimat_by_dalegorium-d5ldf4l.jpg" text:style-name="Internet_20_link" text:visited-style-name="Visited_20_Internet_20_Link">.</text:a><text:a xlink:type="simple" xlink:href="http://th05.deviantart.net/fs71/PRE/f/2013/259/0/4/miazga__rozdzial_iii___dobry_klimat_by_dalegorium-d5ldf4l.jpg" text:style-name="Internet_20_link" text:visited-style-name="Visited_20_Internet_20_Link">net</text:a><text:a xlink:type="simple" xlink:href="http://th05.deviantart.net/fs71/PRE/f/2013/259/0/4/miazga__rozdzial_iii___dobry_klimat_by_dalegorium-d5ldf4l.jpg" text:style-name="Internet_20_link" text:visited-style-name="Visited_20_Internet_20_Link">/</text:a><text:a xlink:type="simple" xlink:href="http://th05.deviantart.net/fs71/PRE/f/2013/259/0/4/miazga__rozdzial_iii___dobry_klimat_by_dalegorium-d5ldf4l.jpg" text:style-name="Internet_20_link" text:visited-style-name="Visited_20_Internet_20_Link">fs</text:a><text:a xlink:type="simple" xlink:href="http://th05.deviantart.net/fs71/PRE/f/2013/259/0/4/miazga__rozdzial_iii___dobry_klimat_by_dalegorium-d5ldf4l.jpg" text:style-name="Internet_20_link" text:visited-style-name="Visited_20_Internet_20_Link">71/</text:a><text:a xlink:type="simple" xlink:href="http://th05.deviantart.net/fs71/PRE/f/2013/259/0/4/miazga__rozdzial_iii___dobry_klimat_by_dalegorium-d5ldf4l.jpg" text:style-name="Internet_20_link" text:visited-style-name="Visited_20_Internet_20_Link">PRE</text:a><text:a xlink:type="simple" xlink:href="http://th05.deviantart.net/fs71/PRE/f/2013/259/0/4/miazga__rozdzial_iii___dobry_klimat_by_dalegorium-d5ldf4l.jpg" text:style-name="Internet_20_link" text:visited-style-name="Visited_20_Internet_20_Link">/</text:a><text:a xlink:type="simple" xlink:href="http://th05.deviantart.net/fs71/PRE/f/2013/259/0/4/miazga__rozdzial_iii___dobry_klimat_by_dalegorium-d5ldf4l.jpg" text:style-name="Internet_20_link" text:visited-style-name="Visited_20_Internet_20_Link">f</text:a><text:a xlink:type="simple" xlink:href="http://th05.deviantart.net/fs71/PRE/f/2013/259/0/4/miazga__rozdzial_iii___dobry_klimat_by_dalegorium-d5ldf4l.jpg" text:style-name="Internet_20_link" text:visited-style-name="Visited_20_Internet_20_Link">/2013/259/0/4/</text:a><text:a xlink:type="simple" xlink:href="http://th05.deviantart.net/fs71/PRE/f/2013/259/0/4/miazga__rozdzial_iii___dobry_klimat_by_dalegorium-d5ldf4l.jpg" text:style-name="Internet_20_link" text:visited-style-name="Visited_20_Internet_20_Link">miazga</text:a><text:a xlink:type="simple" xlink:href="http://th05.deviantart.net/fs71/PRE/f/2013/259/0/4/miazga__rozdzial_iii___dobry_klimat_by_dalegorium-d5ldf4l.jpg" text:style-name="Internet_20_link" text:visited-style-name="Visited_20_Internet_20_Link">__</text:a><text:a xlink:type="simple" xlink:href="http://th05.deviantart.net/fs71/PRE/f/2013/259/0/4/miazga__rozdzial_iii___dobry_klimat_by_dalegorium-d5ldf4l.jpg" text:style-name="Internet_20_link" text:visited-style-name="Visited_20_Internet_20_Link">rozdzial</text:a><text:a xlink:type="simple" xlink:href="http://th05.deviantart.net/fs71/PRE/f/2013/259/0/4/miazga__rozdzial_iii___dobry_klimat_by_dalegorium-d5ldf4l.jpg" text:style-name="Internet_20_link" text:visited-style-name="Visited_20_Internet_20_Link">_</text:a><text:a xlink:type="simple" xlink:href="http://th05.deviantart.net/fs71/PRE/f/2013/259/0/4/miazga__rozdzial_iii___dobry_klimat_by_dalegorium-d5ldf4l.jpg" text:style-name="Internet_20_link" text:visited-style-name="Visited_20_Internet_20_Link">iii</text:a><text:a xlink:type="simple" xlink:href="http://th05.deviantart.net/fs71/PRE/f/2013/259/0/4/miazga__rozdzial_iii___dobry_klimat_by_dalegorium-d5ldf4l.jpg" text:style-name="Internet_20_link" text:visited-style-name="Visited_20_Internet_20_Link">___</text:a><text:a xlink:type="simple" xlink:href="http://th05.deviantart.net/fs71/PRE/f/2013/259/0/4/miazga__rozdzial_iii___dobry_klimat_by_dalegorium-d5ldf4l.jpg" text:style-name="Internet_20_link" text:visited-style-name="Visited_20_Internet_20_Link">dobry</text:a><text:a xlink:type="simple" xlink:href="http://th05.deviantart.net/fs71/PRE/f/2013/259/0/4/miazga__rozdzial_iii___dobry_klimat_by_dalegorium-d5ldf4l.jpg" text:style-name="Internet_20_link" text:visited-style-name="Visited_20_Internet_20_Link">_</text:a><text:a xlink:type="simple" xlink:href="http://th05.deviantart.net/fs71/PRE/f/2013/259/0/4/miazga__rozdzial_iii___dobry_klimat_by_dalegorium-d5ldf4l.jpg" text:style-name="Internet_20_link" text:visited-style-name="Visited_20_Internet_20_Link">klimat</text:a><text:a xlink:type="simple" xlink:href="http://th05.deviantart.net/fs71/PRE/f/2013/259/0/4/miazga__rozdzial_iii___dobry_klimat_by_dalegorium-d5ldf4l.jpg" text:style-name="Internet_20_link" text:visited-style-name="Visited_20_Internet_20_Link">_</text:a><text:a xlink:type="simple" xlink:href="http://th05.deviantart.net/fs71/PRE/f/2013/259/0/4/miazga__rozdzial_iii___dobry_klimat_by_dalegorium-d5ldf4l.jpg" text:style-name="Internet_20_link" text:visited-style-name="Visited_20_Internet_20_Link">by</text:a><text:a xlink:type="simple" xlink:href="http://th05.deviantart.net/fs71/PRE/f/2013/259/0/4/miazga__rozdzial_iii___dobry_klimat_by_dalegorium-d5ldf4l.jpg" text:style-name="Internet_20_link" text:visited-style-name="Visited_20_Internet_20_Link">_</text:a><text:a xlink:type="simple" xlink:href="http://th05.deviantart.net/fs71/PRE/f/2013/259/0/4/miazga__rozdzial_iii___dobry_klimat_by_dalegorium-d5ldf4l.jpg" text:style-name="Internet_20_link" text:visited-style-name="Visited_20_Internet_20_Link">dalegorium</text:a><text:a xlink:type="simple" xlink:href="http://th05.deviantart.net/fs71/PRE/f/2013/259/0/4/miazga__rozdzial_iii___dobry_klimat_by_dalegorium-d5ldf4l.jpg" text:style-name="Internet_20_link" text:visited-style-name="Visited_20_Internet_20_Link">-</text:a><text:a xlink:type="simple" xlink:href="http://th05.deviantart.net/fs71/PRE/f/2013/259/0/4/miazga__rozdzial_iii___dobry_klimat_by_dalegorium-d5ldf4l.jpg" text:style-name="Internet_20_link" text:visited-style-name="Visited_20_Internet_20_Link">d</text:a><text:a xlink:type="simple" xlink:href="http://th05.deviantart.net/fs71/PRE/f/2013/259/0/4/miazga__rozdzial_iii___dobry_klimat_by_dalegorium-d5ldf4l.jpg" text:style-name="Internet_20_link" text:visited-style-name="Visited_20_Internet_20_Link">5</text:a><text:a xlink:type="simple" xlink:href="http://th05.deviantart.net/fs71/PRE/f/2013/259/0/4/miazga__rozdzial_iii___dobry_klimat_by_dalegorium-d5ldf4l.jpg" text:style-name="Internet_20_link" text:visited-style-name="Visited_20_Internet_20_Link">ldf</text:a><text:a xlink:type="simple" xlink:href="http://th05.deviantart.net/fs71/PRE/f/2013/259/0/4/miazga__rozdzial_iii___dobry_klimat_by_dalegorium-d5ldf4l.jpg" text:style-name="Internet_20_link" text:visited-style-name="Visited_20_Internet_20_Link">4</text:a><text:a xlink:type="simple" xlink:href="http://th05.deviantart.net/fs71/PRE/f/2013/259/0/4/miazga__rozdzial_iii___dobry_klimat_by_dalegorium-d5ldf4l.jpg" text:style-name="Internet_20_link" text:visited-style-name="Visited_20_Internet_20_Link">l</text:a><text:a xlink:type="simple" xlink:href="http://th05.deviantart.net/fs71/PRE/f/2013/259/0/4/miazga__rozdzial_iii___dobry_klimat_by_dalegorium-d5ldf4l.jpg" text:style-name="Internet_20_link" text:visited-style-name="Visited_20_Internet_20_Link">.</text:a><text:a xlink:type="simple" xlink:href="http://th05.deviantart.net/fs71/PRE/f/2013/259/0/4/miazga__rozdzial_iii___dobry_klimat_by_dalegorium-d5ldf4l.jpg" text:style-name="Internet_20_link" text:visited-style-name="Visited_20_Internet_20_Link">jpg</text:a></text:p>
      <text:p text:style-name="P1"><text:span text:style-name="T3">Link do źródła: </text:span><text:a xlink:type="simple" xlink:href="http://dalegorium.deviantart.com/art/Miazga-Rozdzial-III-Dobry-klimat-338228949?q=gallery%3ADalegorium%2F38347542&amp;qo=2" text:style-name="Internet_20_link" text:visited-style-name="Visited_20_Internet_20_Link">http</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dalegorium</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deviantart</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com</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art</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Miazga</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Rozdzial</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III</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Dobry</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klimat</text:a><text:a xlink:type="simple" xlink:href="http://dalegorium.deviantart.com/art/Miazga-Rozdzial-III-Dobry-klimat-338228949?q=gallery%3ADalegorium%2F38347542&amp;qo=2" text:style-name="Internet_20_link" text:visited-style-name="Visited_20_Internet_20_Link">-338228949?</text:a><text:a xlink:type="simple" xlink:href="http://dalegorium.deviantart.com/art/Miazga-Rozdzial-III-Dobry-klimat-338228949?q=gallery%3ADalegorium%2F38347542&amp;qo=2" text:style-name="Internet_20_link" text:visited-style-name="Visited_20_Internet_20_Link">q</text:a><text:a xlink:type="simple" xlink:href="http://dalegorium.deviantart.com/art/Miazga-Rozdzial-III-Dobry-klimat-338228949?q=gallery%3ADalegorium%2F38347542&amp;qo=2" text:style-name="Internet_20_link" text:visited-style-name="Visited_20_Internet_20_Link">=</text:a><text:a xlink:type="simple" xlink:href="http://dalegorium.deviantart.com/art/Miazga-Rozdzial-III-Dobry-klimat-338228949?q=gallery%3ADalegorium%2F38347542&amp;qo=2" text:style-name="Internet_20_link" text:visited-style-name="Visited_20_Internet_20_Link">gallery</text:a><text:a xlink:type="simple" xlink:href="http://dalegorium.deviantart.com/art/Miazga-Rozdzial-III-Dobry-klimat-338228949?q=gallery%3ADalegorium%2F38347542&amp;qo=2" text:style-name="Internet_20_link" text:visited-style-name="Visited_20_Internet_20_Link">%3</text:a><text:a xlink:type="simple" xlink:href="http://dalegorium.deviantart.com/art/Miazga-Rozdzial-III-Dobry-klimat-338228949?q=gallery%3ADalegorium%2F38347542&amp;qo=2" text:style-name="Internet_20_link" text:visited-style-name="Visited_20_Internet_20_Link">ADalegorium</text:a><text:a xlink:type="simple" xlink:href="http://dalegorium.deviantart.com/art/Miazga-Rozdzial-III-Dobry-klimat-338228949?q=gallery%3ADalegorium%2F38347542&amp;qo=2" text:style-name="Internet_20_link" text:visited-style-name="Visited_20_Internet_20_Link">%2</text:a><text:a xlink:type="simple" xlink:href="http://dalegorium.deviantart.com/art/Miazga-Rozdzial-III-Dobry-klimat-338228949?q=gallery%3ADalegorium%2F38347542&amp;qo=2" text:style-name="Internet_20_link" text:visited-style-name="Visited_20_Internet_20_Link">F</text:a><text:a xlink:type="simple" xlink:href="http://dalegorium.deviantart.com/art/Miazga-Rozdzial-III-Dobry-klimat-338228949?q=gallery%3ADalegorium%2F38347542&amp;qo=2" text:style-name="Internet_20_link" text:visited-style-name="Visited_20_Internet_20_Link">38347542&amp;</text:a><text:a xlink:type="simple" xlink:href="http://dalegorium.deviantart.com/art/Miazga-Rozdzial-III-Dobry-klimat-338228949?q=gallery%3ADalegorium%2F38347542&amp;qo=2" text:style-name="Internet_20_link" text:visited-style-name="Visited_20_Internet_20_Link">qo</text:a><text:a xlink:type="simple" xlink:href="http://dalegorium.deviantart.com/art/Miazga-Rozdzial-III-Dobry-klimat-338228949?q=gallery%3ADalegorium%2F38347542&amp;qo=2" text:style-name="Internet_20_link" text:visited-style-name="Visited_20_Internet_20_Link">=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0-31T17:23:24.481000000</dc:date>
    <meta:editing-duration>PT55S</meta:editing-duration>
    <meta:document-statistic meta:table-count="0" meta:image-count="0" meta:object-count="0" meta:page-count="2" meta:paragraph-count="15" meta:word-count="380" meta:character-count="3333" meta:non-whitespace-character-count="2965"/>
  </office:meta>
</office:document-meta>
</file>